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text-align="start" style:justify-single-word="false"/>
      <style:text-properties fo:font-size="14pt" style:font-size-asian="14pt" style:font-size-complex="14pt"/>
    </style:style>
    <style:style style:name="P2" style:family="paragraph" style:parent-style-name="Text_20_body">
      <style:paragraph-properties fo:text-align="center" style:justify-single-word="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3" style:family="paragraph" style:parent-style-name="Text_20_body">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4" style:family="paragraph" style:parent-style-name="Text_20_body">
      <style:paragraph-properties fo:text-align="start" style:justify-single-word="false"/>
      <style:text-properties style:font-name="Times New Roman" fo:font-size="14pt" fo:font-style="normal" style:font-size-asian="14pt" style:font-style-asian="normal" style:font-size-complex="14pt" style:font-style-complex="normal"/>
    </style:style>
    <style:style style:name="P5" style:family="paragraph" style:parent-style-name="Text_20_body">
      <style:text-properties style:font-name="Times New Roman" fo:font-size="14pt" fo:font-style="normal" officeooo:paragraph-rsid="0029f470" style:font-size-asian="14pt" style:font-style-asian="normal" style:font-size-complex="14pt" style:font-style-complex="normal"/>
    </style:style>
    <style:style style:name="P6" style:family="paragraph" style:parent-style-name="Text_20_body">
      <style:text-properties style:font-name="Times New Roman" fo:font-size="14pt" fo:font-style="normal" style:font-size-asian="14pt" style:font-style-asian="normal" style:font-size-complex="14pt" style:font-style-complex="normal"/>
    </style:style>
    <style:style style:name="T1" style:family="text">
      <style:text-properties officeooo:rsid="0029f470"/>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Times New Roman" fo:font-style="italic" fo:font-weight="normal" style:font-style-asian="italic" style:font-weight-asian="normal" style:font-style-complex="italic" style:font-weight-complex="normal"/>
    </style:style>
    <style:style style:name="T8" style:family="text">
      <style:text-properties style:font-name="Times New Roman" fo:font-style="italic" style:font-style-asian="italic" style:font-style-complex="italic"/>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4"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5"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6"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7"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utomated classification of remote sensing satellite images using deep learning based vision transformer</text:p>
      <text:p text:style-name="P3"/>
      <text:p text:style-name="P4">Applied Intelligence (2024) 54:13018–13037</text:p>
      <text:p text:style-name="P4"/>
      <text:p text:style-name="P1"><text:span text:style-name="Strong_20_Emphasis"><text:span text:style-name="T7">Anahtar Kelimeler:</text:span></text:span><text:span text:style-name="T8"> Uzaktan algılama · Derin öğrenme · Vision transformer</text:span></text:p>
      <text:p text:style-name="P4"/>
      <text:p text:style-name="P5"><text:tab/>Bu çalışma, uzaktan algılama uydu görüntülerinin otomatik sınıflandırılması için önerilen, derin öğrenme tabanlı bir vision transformer modelini tanıtmaktadır. Uydu görüntüleri, çok çözünürlüklü, heterojen görünümlü ve çok spektral kanallara sahip karmaşık özellikler barındırmaktadır. </text:p>
      <text:p text:style-name="P5"><text:tab/>Geleneksel makine öğrenimi yöntemleri ve konvolüsyonel sinir ağları (CNN) bu tür karmaşık verileri analiz etmekte sınırlı kalmış, özellikle uzun menzilli bağımlılıkların modellenmesinde zorluklar yaşamıştır. Bu bağlamda, çalışma, yerel ve küresel bağlam bilgilerini birleştiren çok başlıklı yerel dikkat mekanizmasını ve yama kaydırma stratejisini içeren bir vision transformer modeli önermektedir. Model, dört farklı uzaktan algılama veri kümesinde test edilmiş ve geleneksel CNN tabanlı yöntemlere kıyasla daha yüksek performans göstermiştir.</text:p>
      <text:p text:style-name="P5"><text:tab/>Önerilen model, uzaktan algılama görüntülerini daha etkili bir şekilde analiz etmek için bir dizi modül içerir. İlk olarak, görüntüler sabit boyutlu yamalara bölünmekte ve bu yamalar token'lara dönüştürülerek transformer encoder’a gönderilmektedir. Modelde kullanılan yerel kendine dikkat (Local Self Attention) mekanizması, yamalar arasındaki yerel bağlamları öğrenirken, yama kaydırma stratejisi ise uzamsal ilişkileri güçlendirerek daha geniş bir alanda özelliklerin çıkarılmasını sağlamaktadır. </text:p>
      <text:p text:style-name="P5"><text:span text:style-name="T1"><text:tab/>H</text:span>iperparametre optimizasyonu ve doğrusal öğrenme oranı azaltıcı gibi ince ayar stratejileri kullanılarak modelin performansı artırılmıştır. EuroSAT, UC-Merced, RSSCN ve SIRI-WHU gibi veri kümelerinde gerçekleştirilen deneylerde modelin doğruluk, hassasiyet ve F1 skorları açısından mevcut yöntemleri geride bıraktığı gözlemlenmiştir. Örneğin, EuroSAT veri kümesinde model %98,5 sınıflandırma doğruluğu elde ederek VGG-16 ve DenseNet gibi popüler CNN modellerini aşmıştır.</text:p>
      <text:p text:style-name="P5"><text:tab/>Çalışma, uzaktan algılama uydu görüntülerinin analizi için vision transformer modellerinin potansiyelini ortaya koymaktadır. Önerilen model, uzun menzilli bağımlılıkları ve çok ölçekli özellikleri etkin bir şekilde öğrenerek yüksek doğrulukla sınıflandırma yapabilmektedir. Bununla birlikte, modelin düşük hesaplama maliyeti <text:soft-page-break/>ve verimli kaynak kullanımı, gerçek zamanlı uygulamalar için önemli bir avantaj sunmaktadır. </text:p>
      <text:p text:style-name="P5"><text:tab/>Gelecekteki araştırmalar, vision transformer modelleri ile CNN tabanlı yaklaşımların birleştirilmesine ve daha geniş veri kümelerinde test edilmesine odaklanabilir. Bu çalışma, uzaktan algılama verilerinin otomatik sınıflandırması için yenilikçi bir çözüm sunarak hem akademik hem de pratik katkılar sağlamaktadır.</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17:22:43.807200451</meta:creation-date>
    <dc:date>2025-03-18T09:42:58.086589199</dc:date>
    <meta:editing-duration>PT1H6M25S</meta:editing-duration>
    <meta:editing-cycles>16</meta:editing-cycles>
    <meta:generator>LibreOffice/7.3.7.2$Linux_X86_64 LibreOffice_project/30$Build-2</meta:generator>
    <meta:document-statistic meta:table-count="0" meta:image-count="0" meta:object-count="0" meta:page-count="2" meta:paragraph-count="9" meta:word-count="326" meta:character-count="2756" meta:non-whitespace-character-count="2431"/>
  </office:meta>
</office:document-meta>
</file>